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6-12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2-05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2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6-25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2-14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20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0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6-05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2-07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19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6-21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2-09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19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14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6-10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2-01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65309090909" calcext:value-type="float">
            <text:p>8.342653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950234482759" calcext:value-type="float">
            <text:p>8.709502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9936" calcext:value-type="float">
            <text:p>8.78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768303448276" calcext:value-type="float">
            <text:p>8.867683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1544" calcext:value-type="float">
            <text:p>8.90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6456" calcext:value-type="float">
            <text:p>8.54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21393103448" calcext:value-type="float">
            <text:p>7.860213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80056" calcext:value-type="float">
            <text:p>7.86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780722580645" calcext:value-type="float">
            <text:p>8.1178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583144827586" calcext:value-type="float">
            <text:p>8.215831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518116129032" calcext:value-type="float">
            <text:p>8.2951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17935483871" calcext:value-type="float">
            <text:p>8.7231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5168" calcext:value-type="float">
            <text:p>8.80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584541935484" calcext:value-type="float">
            <text:p>8.8658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30936" calcext:value-type="float">
            <text:p>8.95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09006451613" calcext:value-type="float">
            <text:p>9.2500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511587096774" calcext:value-type="float">
            <text:p>9.3951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2072" calcext:value-type="float">
            <text:p>9.43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248980645161" calcext:value-type="float">
            <text:p>9.5724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316" calcext:value-type="float">
            <text:p>9.64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672903225806" calcext:value-type="float">
            <text:p>9.71672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99885714286" calcext:value-type="float">
            <text:p>9.78799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988670967742" calcext:value-type="float">
            <text:p>9.85988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42529032258" calcext:value-type="float">
            <text:p>10.184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5912" calcext:value-type="float">
            <text:p>10.21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77981935484" calcext:value-type="float">
            <text:p>10.2577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71168" calcext:value-type="float">
            <text:p>10.30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8252903226" calcext:value-type="float">
            <text:p>10.3148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01638709677" calcext:value-type="float">
            <text:p>10.1601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95152" calcext:value-type="float">
            <text:p>9.98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93775483871" calcext:value-type="float">
            <text:p>9.9893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65992" calcext:value-type="float">
            <text:p>10.02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33855483871" calcext:value-type="float">
            <text:p>10.0533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36370322581" calcext:value-type="float">
            <text:p>10.12363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32869677419" calcext:value-type="float">
            <text:p>10.22328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8136" calcext:value-type="float">
            <text:p>10.26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18061935484" calcext:value-type="float">
            <text:p>10.3218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38248" calcext:value-type="float">
            <text:p>10.38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9806451613" calcext:value-type="float">
            <text:p>10.463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27950967742" calcext:value-type="float">
            <text:p>10.3927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99644" calcext:value-type="float">
            <text:p>10.17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7636129032" calcext:value-type="float">
            <text:p>10.1777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47624" calcext:value-type="float">
            <text:p>10.21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08375483871" calcext:value-type="float">
            <text:p>10.2408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2157142857" calcext:value-type="float">
            <text:p>10.27121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6332903226" calcext:value-type="float">
            <text:p>10.30263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2760516129" calcext:value-type="float">
            <text:p>10.3127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92808" calcext:value-type="float">
            <text:p>10.34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08083870968" calcext:value-type="float">
            <text:p>10.4008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5016" calcext:value-type="float">
            <text:p>10.43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67107096774" calcext:value-type="float">
            <text:p>10.35671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2263225807" calcext:value-type="float">
            <text:p>10.16822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4032" calcext:value-type="float">
            <text:p>9.98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50686451613" calcext:value-type="float">
            <text:p>10.0250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2088" calcext:value-type="float">
            <text:p>10.1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9319483871" calcext:value-type="float">
            <text:p>10.1393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63260689655" calcext:value-type="float">
            <text:p>10.176326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61788387097" calcext:value-type="float">
            <text:p>10.20617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07654193548" calcext:value-type="float">
            <text:p>10.1307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6416" calcext:value-type="float">
            <text:p>10.16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18323870968" calcext:value-type="float">
            <text:p>10.2118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97128" calcext:value-type="float">
            <text:p>10.24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87295483871" calcext:value-type="float">
            <text:p>10.1387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049393548387" calcext:value-type="float">
            <text:p>9.9004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676" calcext:value-type="float">
            <text:p>9.6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651509677419" calcext:value-type="float">
            <text:p>9.67651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28152" calcext:value-type="float">
            <text:p>9.72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54967741935" calcext:value-type="float">
            <text:p>9.75654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85785714286" calcext:value-type="float">
            <text:p>9.802857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211329032258" calcext:value-type="float">
            <text:p>9.9521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60328" calcext:value-type="float">
            <text:p>10.01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66185806452" calcext:value-type="float">
            <text:p>10.0866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97536" calcext:value-type="float">
            <text:p>10.16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01695483871" calcext:value-type="float">
            <text:p>10.2301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99210322581" calcext:value-type="float">
            <text:p>10.1099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132" calcext:value-type="float">
            <text:p>10.037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7441290323" calcext:value-type="float">
            <text:p>10.05874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4792" calcext:value-type="float">
            <text:p>10.08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11992258065" calcext:value-type="float">
            <text:p>10.11119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9265714286" calcext:value-type="float">
            <text:p>10.13492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93078709677" calcext:value-type="float">
            <text:p>10.1693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4171612903" calcext:value-type="float">
            <text:p>10.1834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05536" calcext:value-type="float">
            <text:p>10.22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09734193548" calcext:value-type="float">
            <text:p>10.2709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00048" calcext:value-type="float">
            <text:p>10.30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48312258064" calcext:value-type="float">
            <text:p>10.21483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3860645161" calcext:value-type="float">
            <text:p>10.0943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0888" calcext:value-type="float">
            <text:p>9.82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71432258065" calcext:value-type="float">
            <text:p>9.88171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08768" calcext:value-type="float">
            <text:p>9.91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53496774194" calcext:value-type="float">
            <text:p>9.92153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18857142857" calcext:value-type="float">
            <text:p>9.9451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275238709677" calcext:value-type="float">
            <text:p>9.9527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836025806452" calcext:value-type="float">
            <text:p>9.56836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5536" calcext:value-type="float">
            <text:p>9.58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78064516129" calcext:value-type="float">
            <text:p>9.6257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7588" calcext:value-type="float">
            <text:p>9.65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60129032258" calcext:value-type="float">
            <text:p>9.6656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861793548387" calcext:value-type="float">
            <text:p>9.3686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99008" calcext:value-type="float">
            <text:p>8.95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165883870968" calcext:value-type="float">
            <text:p>8.3316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7592" calcext:value-type="float">
            <text:p>8.38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294270967742" calcext:value-type="float">
            <text:p>8.4029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91004137931" calcext:value-type="float">
            <text:p>8.48910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94890322581" calcext:value-type="float">
            <text:p>8.5139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25264516129" calcext:value-type="float">
            <text:p>8.0682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498" calcext:value-type="float">
            <text:p>8.09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281006451613" calcext:value-type="float">
            <text:p>8.1528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80988" calcext:value-type="float">
            <text:p>8.258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64129032258" calcext:value-type="float">
            <text:p>8.4616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975555555556" calcext:value-type="float">
            <text:p>7.639755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62876" calcext:value-type="float">
            <text:p>7.076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120929032258" calcext:value-type="float">
            <text:p>7.2912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6978" calcext:value-type="float">
            <text:p>7.316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649548387097" calcext:value-type="float">
            <text:p>7.3564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95" calcext:value-type="float">
            <text:p>7.4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00541935484" calcext:value-type="float">
            <text:p>7.4790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809729032258" calcext:value-type="float">
            <text:p>7.5380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2744827586" calcext:value-type="float">
            <text:p>7.574227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0876" calcext:value-type="float">
            <text:p>7.63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7164137931" calcext:value-type="float">
            <text:p>7.70271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722861538462" calcext:value-type="float">
            <text:p>7.837228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01975" calcext:value-type="float">
            <text:p>7.3970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0864" calcext:value-type="float">
            <text:p>7.4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034675862069" calcext:value-type="float">
            <text:p>7.530346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365657142857" calcext:value-type="float">
            <text:p>7.59365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051627586207" calcext:value-type="float">
            <text:p>7.730516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021692307692" calcext:value-type="float">
            <text:p>7.890216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798234482759" calcext:value-type="float">
            <text:p>7.977982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76388" calcext:value-type="float">
            <text:p>8.38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09006451613" calcext:value-type="float">
            <text:p>8.4880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95612" calcext:value-type="float">
            <text:p>8.579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86529032258" calcext:value-type="float">
            <text:p>8.72986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053651612903" calcext:value-type="float">
            <text:p>8.52053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19752" calcext:value-type="float">
            <text:p>8.08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339974193548" calcext:value-type="float">
            <text:p>8.3233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63688" calcext:value-type="float">
            <text:p>8.38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529083870968" calcext:value-type="float">
            <text:p>8.43529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404371428571" calcext:value-type="float">
            <text:p>8.51404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876374193548" calcext:value-type="float">
            <text:p>8.5687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72786206897" calcext:value-type="float">
            <text:p>8.976727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372285714286" calcext:value-type="float">
            <text:p>9.10372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995020689655" calcext:value-type="float">
            <text:p>9.349950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562342857143" calcext:value-type="float">
            <text:p>9.50562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632896551724" calcext:value-type="float">
            <text:p>9.51632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39866666667" calcext:value-type="float">
            <text:p>9.11639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833963636364" calcext:value-type="float">
            <text:p>9.298339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5852" calcext:value-type="float">
            <text:p>9.406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723142857143" calcext:value-type="float">
            <text:p>9.41723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519613793103" calcext:value-type="float">
            <text:p>9.465196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24355555556" calcext:value-type="float">
            <text:p>9.512243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882813793103" calcext:value-type="float">
            <text:p>9.568828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4683870968" calcext:value-type="float">
            <text:p>9.98824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89232" calcext:value-type="float">
            <text:p>10.07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36745806452" calcext:value-type="float">
            <text:p>10.1536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8136" calcext:value-type="float">
            <text:p>10.26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39460645161" calcext:value-type="float">
            <text:p>10.3839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08048" calcext:value-type="float">
            <text:p>10.35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5486451613" calcext:value-type="float">
            <text:p>10.43654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058" calcext:value-type="float">
            <text:p>10.497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29828387097" calcext:value-type="float">
            <text:p>10.5429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96475714286" calcext:value-type="float">
            <text:p>10.569647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88878709677" calcext:value-type="float">
            <text:p>10.6188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04694193548" calcext:value-type="float">
            <text:p>10.81046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89064" calcext:value-type="float">
            <text:p>10.85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3448" calcext:value-type="float">
            <text:p>10.98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9520516129" calcext:value-type="float">
            <text:p>11.05952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29677419355" calcext:value-type="float">
            <text:p>10.962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28032" calcext:value-type="float">
            <text:p>10.64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22713548387" calcext:value-type="float">
            <text:p>10.6022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41596" calcext:value-type="float">
            <text:p>10.624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62504516129" calcext:value-type="float">
            <text:p>10.6562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2558571429" calcext:value-type="float">
            <text:p>10.701255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9584516129" calcext:value-type="float">
            <text:p>10.7329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71264516129" calcext:value-type="float">
            <text:p>10.807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88632" calcext:value-type="float">
            <text:p>10.86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29388387097" calcext:value-type="float">
            <text:p>10.9529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6576" calcext:value-type="float">
            <text:p>11.05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85602580645" calcext:value-type="float">
            <text:p>11.1685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46779354839" calcext:value-type="float">
            <text:p>10.8646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24248" calcext:value-type="float">
            <text:p>10.61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24534193548" calcext:value-type="float">
            <text:p>10.6824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9509333333" calcext:value-type="float">
            <text:p>10.7749509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95806451613" calcext:value-type="float">
            <text:p>10.819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45597142857" calcext:value-type="float">
            <text:p>10.86455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66211612903" calcext:value-type="float">
            <text:p>10.9266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02552258065" calcext:value-type="float">
            <text:p>10.94025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2744" calcext:value-type="float">
            <text:p>11.0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90962580645" calcext:value-type="float">
            <text:p>11.13909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70464" calcext:value-type="float">
            <text:p>11.21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86990967742" calcext:value-type="float">
            <text:p>11.1486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0501935484" calcext:value-type="float">
            <text:p>10.7500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4928" calcext:value-type="float">
            <text:p>10.52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04699354839" calcext:value-type="float">
            <text:p>10.4704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11296" calcext:value-type="float">
            <text:p>10.51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90701935484" calcext:value-type="float">
            <text:p>10.5290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1623448276" calcext:value-type="float">
            <text:p>10.56116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13372903226" calcext:value-type="float">
            <text:p>10.6013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7248516129" calcext:value-type="float">
            <text:p>10.4072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5864" calcext:value-type="float">
            <text:p>10.45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8665806452" calcext:value-type="float">
            <text:p>10.54686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22952" calcext:value-type="float">
            <text:p>10.64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6503225807" calcext:value-type="float">
            <text:p>10.5126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068387097" calcext:value-type="float">
            <text:p>10.12540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8312" calcext:value-type="float">
            <text:p>9.72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99561290323" calcext:value-type="float">
            <text:p>9.7479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58808" calcext:value-type="float">
            <text:p>9.81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471612903226" calcext:value-type="float">
            <text:p>9.8347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7044" calcext:value-type="float">
            <text:p>9.87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840025806452" calcext:value-type="float">
            <text:p>9.88840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089935483871" calcext:value-type="float">
            <text:p>9.5308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1104" calcext:value-type="float">
            <text:p>9.57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744051612903" calcext:value-type="float">
            <text:p>9.6574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66684" calcext:value-type="float">
            <text:p>9.716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881974193548" calcext:value-type="float">
            <text:p>9.77881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85483870968" calcext:value-type="float">
            <text:p>9.5188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43488" calcext:value-type="float">
            <text:p>8.73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14374193549" calcext:value-type="float">
            <text:p>8.561143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80904" calcext:value-type="float">
            <text:p>8.64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84567741935" calcext:value-type="float">
            <text:p>8.69584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3574" calcext:value-type="float">
            <text:p>8.783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970322580645" calcext:value-type="float">
            <text:p>8.8097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281066666667" calcext:value-type="float">
            <text:p>8.60281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476061538462" calcext:value-type="float">
            <text:p>8.664760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301866666667" calcext:value-type="float">
            <text:p>8.74301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495466666667" calcext:value-type="float">
            <text:p>8.48495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167507692308" calcext:value-type="float">
            <text:p>8.771675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795777777778" calcext:value-type="float">
            <text:p>8.777957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6066" calcext:value-type="float">
            <text:p>7.386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8904" calcext:value-type="float">
            <text:p>8.2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544547368421" calcext:value-type="float">
            <text:p>7.8354454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494044444445" calcext:value-type="float">
            <text:p>7.8349404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36017391304" calcext:value-type="float">
            <text:p>8.11636017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196892307692" calcext:value-type="float">
            <text:p>8.191968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74510344828" calcext:value-type="float">
            <text:p>7.787745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321094736842" calcext:value-type="float">
            <text:p>7.5632109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5635862069" calcext:value-type="float">
            <text:p>7.87256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10979310345" calcext:value-type="float">
            <text:p>7.894109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812855172414" calcext:value-type="float">
            <text:p>8.228128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259613793104" calcext:value-type="float">
            <text:p>7.712596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5376" calcext:value-type="float">
            <text:p>6.9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37468" calcext:value-type="float">
            <text:p>6.203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33737931035" calcext:value-type="float">
            <text:p>6.220337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68608" calcext:value-type="float">
            <text:p>6.22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45742857143" calcext:value-type="float">
            <text:p>6.27245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6320983735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7304" calcext:value-type="float">
            <text:p>6.27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92" meta:object-count="0"/>
    <meta:user-defined meta:name="AppVersion">3.0</meta:user-defined>
  </office:meta>
</office:document-meta>
</file>